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432cm"/>
    </style:style>
    <style:style style:name="co3" style:family="table-column">
      <style:table-column-properties fo:break-before="auto" style:column-width="8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00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Result">
      <style:table-cell-properties fo:background-color="#66ff99"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33ff99"/>
    </style:style>
    <style:style style:name="ce14" style:family="table-cell" style:parent-style-name="Default" style:data-style-name="N37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1" table:number-columns-repeated="5" table:default-cell-style-name="ce6"/>
        <table:table-column table:style-name="co1" table:number-columns-repeated="1016" table:default-cell-style-name="Default"/>
        <table:table-row table:style-name="ro1">
          <table:table-cell/>
          <table:table-cell table:style-name="ce7" table:number-columns-repeated="5"/>
          <table:table-cell table:style-name="ce7" office:value-type="string" table:number-columns-spanned="2" table:number-rows-spanned="1">
            <text:p>duración</text:p>
          </table:table-cell>
          <table:covered-table-cell table:style-name="ce7"/>
          <table:table-cell table:number-columns-repeated="1016"/>
        </table:table-row>
        <table:table-row table:style-name="ro1">
          <table:table-cell/>
          <table:table-cell table:style-name="ce7" office:value-type="string">
            <text:p>curso</text:p>
          </table:table-cell>
          <table:table-cell table:style-name="ce7" office:value-type="string">
            <text:p>entidad</text:p>
          </table:table-cell>
          <table:table-cell table:style-name="ce7" office:value-type="string">
            <text:p>portal</text:p>
          </table:table-cell>
          <table:table-cell table:style-name="ce7" office:value-type="string">
            <text:p>comienzo</text:p>
          </table:table-cell>
          <table:table-cell table:style-name="ce7" office:value-type="string">
            <text:p>fin</text:p>
          </table:table-cell>
          <table:table-cell table:style-name="ce7" office:value-type="string">
            <text:p>semanas</text:p>
          </table:table-cell>
          <table:table-cell table:style-name="ce7" office:value-type="string">
            <text:p>horas</text:p>
          </table:table-cell>
          <table:table-cell table:number-columns-repeated="1016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1" office:value-type="string">
            <text:p>Introducción a CSS3</text:p>
          </table:table-cell>
          <table:table-cell table:style-name="ce11" office:value-type="string">
            <text:p>Universidad de Michigan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19">
            <text:p>19/10/15</text:p>
          </table:table-cell>
          <table:table-cell table:style-name="ce13" office:value-type="date" office:date-value="2015-11-19">
            <text:p>19/11/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4">
            <text:p>24</text:p>
          </table:table-cell>
          <table:table-cell table:style-name="ce6" table:number-columns-repeated="1016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11" office:value-type="string">
            <text:p>How to use Git and GitHub</text:p>
          </table:table-cell>
          <table:table-cell table:style-name="ce11"/>
          <table:table-cell table:style-name="ce11" office:value-type="string">
            <text:p>Udacity</text:p>
          </table:table-cell>
          <table:table-cell table:style-name="ce11" table:number-columns-repeated="3"/>
          <table:table-cell table:style-name="ce11" office:value-type="float" office:value="18">
            <text:p>18</text:p>
          </table:table-cell>
          <table:table-cell table:style-name="ce6"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1" office:value-type="string">
            <text:p>Ruby on Rails: una introducción</text:p>
          </table:table-cell>
          <table:table-cell table:style-name="ce11" office:value-type="string">
            <text:p>Universidad de Johns Hopkins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6">
            <text:p>26/10/15</text:p>
          </table:table-cell>
          <table:table-cell table:style-name="ce13" office:value-type="date" office:date-value="2015-11-16">
            <text:p>16/11/1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11" office:value-type="string">
            <text:p>Arquitectura de la aplicación Web</text:p>
          </table:table-cell>
          <table:table-cell table:style-name="ce11" office:value-type="string">
            <text:p>Universidad de New Mexico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6">
            <text:p>26/10/15</text:p>
          </table:table-cell>
          <table:table-cell table:style-name="ce13" office:value-type="date" office:date-value="2015-11-23">
            <text:p>23/11/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4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1" office:value-type="string">
            <text:p>Rails con Active Record y Action Pack</text:p>
          </table:table-cell>
          <table:table-cell table:style-name="ce11" office:value-type="string">
            <text:p>Universidad de Johns Hopkins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6">
            <text:p>26/10/15</text:p>
          </table:table-cell>
          <table:table-cell table:style-name="ce13" office:value-type="date" office:date-value="2015-11-23">
            <text:p>23/11/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4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1" office:value-type="string">
            <text:p>Procesos de Software y Prácticas Ágiles</text:p>
          </table:table-cell>
          <table:table-cell table:style-name="ce11" office:value-type="string">
            <text:p>Universidad de Alberta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6">
            <text:p>26/10/15</text:p>
          </table:table-cell>
          <table:table-cell table:style-name="ce13" office:value-type="date" office:date-value="2015-11-23">
            <text:p>23/11/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4">
            <text:p>2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table:style-name="ce11" office:value-type="string">
            <text:p>Usar Python para Acceder a los Datos Web</text:p>
          </table:table-cell>
          <table:table-cell table:style-name="ce11" office:value-type="string">
            <text:p>Universidad de Michigan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6">
            <text:p>26/10/15</text:p>
          </table:table-cell>
          <table:table-cell table:style-name="ce13" office:value-type="date" office:date-value="2015-12-07">
            <text:p>07/12/1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table:style-name="ce11" office:value-type="string">
            <text:p>Estructura de Datos en Python</text:p>
          </table:table-cell>
          <table:table-cell table:style-name="ce11" office:value-type="string">
            <text:p>Universidad de Michigan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7">
            <text:p>27/10/15</text:p>
          </table:table-cell>
          <table:table-cell table:style-name="ce13" office:value-type="date" office:date-value="2015-12-07">
            <text:p>07/12/1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table:style-name="ce11" office:value-type="string">
            <text:p>Programación para todos (introducción a Python)</text:p>
          </table:table-cell>
          <table:table-cell table:style-name="ce11" office:value-type="string">
            <text:p>Universidad de Michigan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0-27">
            <text:p>27/10/15</text:p>
          </table:table-cell>
          <table:table-cell table:style-name="ce13" office:value-type="date" office:date-value="2015-12-14">
            <text:p>14/12/1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table:style-name="ce11" office:value-type="string">
            <text:p>La Web Semántica: Herramientas para la publicación y extracción efectiva de información en la Web</text:p>
          </table:table-cell>
          <table:table-cell table:style-name="ce12" office:value-type="string">
            <text:p>Pontificia Universidad Católica de Chile</text:p>
          </table:table-cell>
          <table:table-cell table:style-name="ce11" office:value-type="string">
            <text:p>Coursera</text:p>
          </table:table-cell>
          <table:table-cell table:style-name="ce13" office:value-type="date" office:date-value="2015-11-01">
            <text:p>01/11/15</text:p>
          </table:table-cell>
          <table:table-cell table:style-name="ce13" office:value-type="date" office:date-value="2015-12-21">
            <text:p>21/12/1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8">
            <text:p>28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Interactividad con JavaScript</text:p>
          </table:table-cell>
          <table:table-cell table:style-name="Default" office:value-type="string">
            <text:p>Universidad de Michigan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1-01">
            <text:p>01/11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Marcos Front-End Javascript: AngularJS</text:p>
          </table:table-cell>
          <table:table-cell table:style-name="Default" office:value-type="string">
            <text:p>Universidad Científica y Tecnológica de Hong Kong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1-01">
            <text:p>01/11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Integración y servicios Web de Ruby on Rails con MongoDB</text:p>
          </table:table-cell>
          <table:table-cell table:style-name="Default" office:value-type="string">
            <text:p>Universidad de Johns Hopkins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1-01">
            <text:p>01/11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Usar bases de datos con Python</text:p>
          </table:table-cell>
          <table:table-cell table:style-name="Default" office:value-type="string">
            <text:p>Universidad de Michigan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1-01">
            <text:p>01/11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Web Application Development with JavaScript and MongoDB</text:p>
          </table:table-cell>
          <table:table-cell table:style-name="Default" office:value-type="string">
            <text:p>Universidad de Londres &amp; Goldsmiths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2-01">
            <text:p>01/12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La Plataforma Raspberry Pi y la Programación en Phython</text:p>
          </table:table-cell>
          <table:table-cell table:style-name="Default" office:value-type="string">
            <text:p>Universidad de California en Irvine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5-12-01">
            <text:p>01/12/15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Emprendimiento y Métodos Ágiles</text:p>
          </table:table-cell>
          <table:table-cell table:style-name="Default" office:value-type="string">
            <text:p>Universidad de Los Andes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6-01-01">
            <text:p>01/01/16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Aplicaciones Web de Página Única con AngularJS</text:p>
          </table:table-cell>
          <table:table-cell table:style-name="Default" office:value-type="string">
            <text:p>Universidad de Johns Hopkins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6-01-01">
            <text:p>01/01/16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office:value-type="string">
            <text:p>Desarrollo Server-side con NodeJS</text:p>
          </table:table-cell>
          <table:table-cell table:style-name="Default" office:value-type="string">
            <text:p>Universidad Científica y Tecnológica de Hong Kong</text:p>
          </table:table-cell>
          <table:table-cell table:style-name="Default" office:value-type="string">
            <text:p>Coursera</text:p>
          </table:table-cell>
          <table:table-cell table:style-name="ce14" office:value-type="date" office:date-value="2016-01-01">
            <text:p>01/01/16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"/>
          <table:table-cell office:value-type="string">
            <text:p>Responsive Images</text:p>
          </table:table-cell>
          <table:table-cell office:value-type="string">
            <text:p>Google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Responsive Web Design Fundamentals</text:p>
          </table:table-cell>
          <table:table-cell office:value-type="string">
            <text:p>Google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Programming Foundations with Python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JavaScript Basics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18">
            <text:p>18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Software Development Process</text:p>
          </table:table-cell>
          <table:table-cell office:value-type="string">
            <text:p>Georgia Tech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72">
            <text:p>7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Web Development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32">
            <text:p>3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Browser Rendering Optimization</text:p>
          </table:table-cell>
          <table:table-cell office:value-type="string">
            <text:p>Google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Intro to Jquery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HTML5 Game Development</text:p>
          </table:table-cell>
          <table:table-cell office:value-type="string">
            <text:p>Google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48">
            <text:p>48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Introduction to AJAX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Learn Backbone.js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JavaScript Testing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JavaScript Design Patterns</text:p>
          </table:table-cell>
          <table:table-cell/>
          <table:table-cell office:value-type="string">
            <text:p>Udacity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office:value-type="string">
            <text:p>Developing Scalable Apps in Python</text:p>
          </table:table-cell>
          <table:table-cell office:value-type="string">
            <text:p>Google</text:p>
          </table:table-cell>
          <table:table-cell office:value-type="string">
            <text:p>Udacity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6" table:number-columns-repeated="1016"/>
        </table:table-row>
      </table:table>
      <table:table table:name="Hoja2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lunes</text:p>
          </table:table-cell>
          <table:table-cell table:style-name="ce2" office:value-type="string">
            <text:p>martes</text:p>
          </table:table-cell>
          <table:table-cell table:style-name="ce2" office:value-type="string">
            <text:p>miércoles</text:p>
          </table:table-cell>
          <table:table-cell table:style-name="ce2" office:value-type="string">
            <text:p>jueves</text:p>
          </table:table-cell>
          <table:table-cell table:style-name="ce2" office:value-type="string">
            <text:p>viernes</text:p>
          </table:table-cell>
          <table:table-cell table:style-name="ce2" office:value-type="string">
            <text:p>sábado</text:p>
          </table:table-cell>
          <table:table-cell table:style-name="ce2" office:value-type="string">
            <text:p>domingo</text:p>
          </table:table-cell>
        </table:table-row>
        <table:table-row table:style-name="ro1">
          <table:table-cell/>
          <table:table-cell office:value-type="string">
            <text:p>Curso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,2,7,9</text:p>
          </table:table-cell>
          <table:table-cell office:value-type="string">
            <text:p>3,4,5,6,7,8,9</text:p>
          </table:table-cell>
        </table:table-row>
        <table:table-row table:style-name="ro1">
          <table:table-cell/>
          <table:table-cell office:value-type="string">
            <text:p>Minutos</text:p>
          </table:table-cell>
          <table:table-cell table:style-name="ce8" office:value-type="float" office:value="38">
            <text:p>38</text:p>
          </table:table-cell>
          <table:table-cell table:style-name="ce9" office:value-type="float" office:value="100">
            <text:p>100</text:p>
          </table:table-cell>
          <table:table-cell table:style-name="ce10" office:value-type="float" office:value="42">
            <text:p>42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Pendiente</text:p>
          </table:table-cell>
          <table:table-cell table:number-columns-repeated="2" office:value-type="string">
            <text:p>Ejercici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table:number-columns-repeated="5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B1:Hoja1.H3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17:3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14:47.03</meta:creation-date>
    <dc:date>2015-10-29T17:37:26.77</dc:date>
    <meta:editing-duration>PT6H59M57S</meta:editing-duration>
    <meta:editing-cycles>40</meta:editing-cycles>
    <meta:generator>OpenOffice/4.1.1$Win32 OpenOffice.org_project/411m6$Build-9775</meta:generator>
    <meta:document-statistic meta:table-count="3" meta:cell-count="196" meta:object-count="0"/>
  </office:meta>
</office:document-meta>
</file>